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>
            <text:p>指标 </text:p>
          </table:table-cell>
          <table:table-cell table:style-name="ce1" office:value-type="string">
            <text:p>产量（万吨） </text:p>
          </table:table-cell>
          <table:table-cell office:value-type="string">
            <text:p>比上年增长（%） </text:p>
            <draw:frame table:end-cell-address="'1'.K21" table:end-x="0.293cm" table:end-y="0.184cm" draw:z-index="0" draw:style-name="gr1" draw:text-style-name="P1" svg:width="15.999cm" svg:height="8.999cm" svg:x="0.101cm" svg:y="0.1cm">
              <draw:object draw:notify-on-update-of-ranges="'1'.B2:'1'.B2 '1'.B3:'1'.B10 '1'.C2:'1'.C2 '1'.C3:'1'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特色林果 </text:p>
          </table:table-cell>
          <table:table-cell office:value-type="float" office:value="1729.44">
            <text:p>1,729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string">
            <text:p>园林水果 </text:p>
          </table:table-cell>
          <table:table-cell office:value-type="float" office:value="1118.72">
            <text:p>1,119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string">
            <text:p>红枣 </text:p>
          </table:table-cell>
          <table:table-cell office:value-type="float" office:value="372.76">
            <text:p>373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/>
          <table:table-cell office:value-type="string">
            <text:p>香梨 </text:p>
          </table:table-cell>
          <table:table-cell office:value-type="float" office:value="109.75">
            <text:p>11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office:value-type="string">
            <text:p>葡萄 </text:p>
          </table:table-cell>
          <table:table-cell office:value-type="float" office:value="313.17">
            <text:p>313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/>
          <table:table-cell office:value-type="string">
            <text:p>苹果 </text:p>
          </table:table-cell>
          <table:table-cell office:value-type="float" office:value="170.67">
            <text:p>171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坚果 </text:p>
          </table:table-cell>
          <table:table-cell office:value-type="float" office:value="124.69">
            <text:p>125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/>
          <table:table-cell office:value-type="string">
            <text:p>果用瓜 </text:p>
          </table:table-cell>
          <table:table-cell office:value-type="float" office:value="486.03">
            <text:p>486</text:p>
          </table:table-cell>
          <table:table-cell office:value-type="float" office:value="10.8">
            <text:p>10.8</text:p>
          </table:table-cell>
        </table:table-row>
      </table:table>
      <table:table table:name="2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分類</text:p>
            <draw:frame table:end-cell-address="'2'.N25" table:end-x="1.701cm" table:end-y="0.186cm" draw:z-index="0" draw:style-name="gr1" draw:text-style-name="P1" svg:width="27.711cm" svg:height="10.919cm" svg:x="1.087cm" svg:y="0.106cm">
              <draw:object draw:notify-on-update-of-ranges="'2'.B1:'2'.B1 '2'.B2:'2'.B15 '2'.C1:'2'.C1 '2'.C2:'2'.C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百分率</text:p>
          </table:table-cell>
        </table:table-row>
        <table:table-row table:style-name="ro1">
          <table:table-cell/>
          <table:table-cell office:value-type="string">
            <text:p>粮油、食品类零售额比上年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string">
            <text:p>饮料类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/>
          <table:table-cell office:value-type="string">
            <text:p>烟酒类</text:p>
          </table:table-cell>
          <table:table-cell office:value-type="float" office:value="-2.6">
            <text:p>-2.6</text:p>
          </table:table-cell>
        </table:table-row>
        <table:table-row table:style-name="ro1">
          <table:table-cell/>
          <table:table-cell office:value-type="string">
            <text:p>服装、鞋帽、针纺织品类</text:p>
          </table:table-cell>
          <table:table-cell office:value-type="float" office:value="-12.6">
            <text:p>-12.6</text:p>
          </table:table-cell>
        </table:table-row>
        <table:table-row table:style-name="ro1">
          <table:table-cell/>
          <table:table-cell office:value-type="string">
            <text:p>化妆品类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string">
            <text:p>金银珠宝类</text:p>
          </table:table-cell>
          <table:table-cell office:value-type="float" office:value="-13.5">
            <text:p>-13.5</text:p>
          </table:table-cell>
        </table:table-row>
        <table:table-row table:style-name="ro1">
          <table:table-cell/>
          <table:table-cell office:value-type="string">
            <text:p>日用品类</text:p>
          </table:table-cell>
          <table:table-cell office:value-type="float" office:value="-3.7">
            <text:p>-3.7</text:p>
          </table:table-cell>
        </table:table-row>
        <table:table-row table:style-name="ro1">
          <table:table-cell/>
          <table:table-cell office:value-type="string">
            <text:p>家用电器和音像器材类</text:p>
          </table:table-cell>
          <table:table-cell office:value-type="float" office:value="-7.2">
            <text:p>-7.2</text:p>
          </table:table-cell>
        </table:table-row>
        <table:table-row table:style-name="ro1">
          <table:table-cell/>
          <table:table-cell office:value-type="string">
            <text:p>中西药品类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/>
          <table:table-cell office:value-type="string">
            <text:p>家具类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/>
          <table:table-cell office:value-type="string">
            <text:p>通讯器材类</text:p>
          </table:table-cell>
          <table:table-cell office:value-type="float" office:value="-6.9">
            <text:p>-6.9</text:p>
          </table:table-cell>
        </table:table-row>
        <table:table-row table:style-name="ro1">
          <table:table-cell/>
          <table:table-cell office:value-type="string">
            <text:p>建筑及装潢材料类</text:p>
          </table:table-cell>
          <table:table-cell office:value-type="float" office:value="-19.2">
            <text:p>-19.2</text:p>
          </table:table-cell>
        </table:table-row>
        <table:table-row table:style-name="ro1">
          <table:table-cell/>
          <table:table-cell office:value-type="string">
            <text:p>石油及制品类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string">
            <text:p>汽车类</text:p>
          </table:table-cell>
          <table:table-cell office:value-type="float" office:value="1.4">
            <text:p>1.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2">2021/04/22</text:date>, <text:time>11:49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22T11:15:07.70</meta:creation-date>
    <dc:date>2021-04-22T11:49:22.01</dc:date>
    <dc:creator>iwabuchi ken</dc:creator>
    <meta:editing-duration>PT34M14S</meta:editing-duration>
    <meta:editing-cycles>3</meta:editing-cycles>
    <meta:generator>OpenOffice/4.1.3$Win32 OpenOffice.org_project/413m1$Build-9783</meta:generator>
    <meta:document-statistic meta:table-count="3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763cm" svg:y="2.67cm" style:legend-expansion="high" chart:style-name="ch2"/>
        <chart:plot-area chart:style-name="ch3" table:cell-range-address="'1'.B2:'1'.C10" chart:data-source-has-labels="both" svg:x="0.32cm" svg:y="0.675cm" svg:width="13.123cm" svg:height="8.145cm">
          <chartooo:coordinate-region svg:x="2.809cm" svg:y="0.675cm" svg:width="8.145cm" svg:height="8.145cm"/>
          <chart:axis chart:dimension="x" chart:name="primary-x" chart:style-name="ch4" chartooo:axis-type="auto">
            <chartooo:date-scale/>
            <chart:categories table:cell-range-address="'1'.B3:'1'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C3:'1'.C10" chart:label-cell-address="'1'.C2:'1'.C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产量（万吨） </text:p>
                <draw:g>
                  <svg:desc>'1'.C2:'1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特色林果 </text:p>
                <draw:g>
                  <svg:desc>'1'.B3:'1'.B10</svg:desc>
                </draw:g>
              </table:table-cell>
              <table:table-cell office:value-type="float" office:value="1729.44">
                <text:p>1729.44</text:p>
                <draw:g>
                  <svg:desc>'1'.C3:'1'.C10</svg:desc>
                </draw:g>
              </table:table-cell>
            </table:table-row>
            <table:table-row>
              <table:table-cell office:value-type="string">
                <text:p>园林水果 </text:p>
              </table:table-cell>
              <table:table-cell office:value-type="float" office:value="1118.72">
                <text:p>1118.72</text:p>
              </table:table-cell>
            </table:table-row>
            <table:table-row>
              <table:table-cell office:value-type="string">
                <text:p>红枣 </text:p>
              </table:table-cell>
              <table:table-cell office:value-type="float" office:value="372.76">
                <text:p>372.76</text:p>
              </table:table-cell>
            </table:table-row>
            <table:table-row>
              <table:table-cell office:value-type="string">
                <text:p>香梨 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string">
                <text:p>葡萄 </text:p>
              </table:table-cell>
              <table:table-cell office:value-type="float" office:value="313.17">
                <text:p>313.17</text:p>
              </table:table-cell>
            </table:table-row>
            <table:table-row>
              <table:table-cell office:value-type="string">
                <text:p>苹果 </text:p>
              </table:table-cell>
              <table:table-cell office:value-type="float" office:value="170.67">
                <text:p>170.67</text:p>
              </table:table-cell>
            </table:table-row>
            <table:table-row>
              <table:table-cell office:value-type="string">
                <text:p>坚果 </text:p>
              </table:table-cell>
              <table:table-cell office:value-type="float" office:value="124.69">
                <text:p>124.69</text:p>
              </table:table-cell>
            </table:table-row>
            <table:table-row>
              <table:table-cell office:value-type="string">
                <text:p>果用瓜 </text:p>
              </table:table-cell>
              <table:table-cell office:value-type="float" office:value="486.03">
                <text:p>486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direction="ttb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12cm" svg:height="10.92cm" xlink:href=".." xlink:type="simple" chart:class="chart:bar" chart:style-name="ch1">
        <chart:title svg:x="11.762cm" svg:y="0.353cm" chart:style-name="ch2">
          <text:p>全年社会消费品零售</text:p>
        </chart:title>
        <chart:legend chart:legend-position="end" svg:x="25.925cm" svg:y="5.187cm" style:legend-expansion="high" chart:style-name="ch3"/>
        <chart:plot-area chart:style-name="ch4" table:cell-range-address="'2'.B1:'2'.C15" chart:data-source-has-labels="both" svg:x="1.599cm" svg:y="1.734cm" svg:width="23.218cm" svg:height="8.548cm">
          <chartooo:coordinate-region svg:x="2.326cm" svg:y="1.947cm" svg:width="22.491cm" svg:height="7.036cm"/>
          <chart:axis chart:dimension="x" chart:name="primary-x" chart:style-name="ch5" chartooo:axis-type="auto">
            <chartooo:date-scale/>
            <chart:categories table:cell-range-address="'2'.B2:'2'.B15"/>
          </chart:axis>
          <chart:axis chart:dimension="y" chart:name="primary-y" chart:style-name="ch6">
            <chart:title svg:x="0.451cm" svg:y="6.568cm" chart:style-name="ch7">
              <text:p>百分率</text:p>
            </chart:title>
            <chart:grid chart:style-name="ch8" chart:class="major"/>
          </chart:axis>
          <chart:series chart:style-name="ch9" chart:values-cell-range-address="'2'.C2:'2'.C15" chart:label-cell-address="'2'.C1:'2'.C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百分率</text:p>
                <draw:g>
                  <svg:desc>'2'.C1:'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粮油、食品类零售额比上年</text:p>
                <draw:g>
                  <svg:desc>'2'.B2:'2'.B15</svg:desc>
                </draw:g>
              </table:table-cell>
              <table:table-cell office:value-type="float" office:value="5.4">
                <text:p>5.4</text:p>
                <draw:g>
                  <svg:desc>'2'.C2:'2'.C15</svg:desc>
                </draw:g>
              </table:table-cell>
            </table:table-row>
            <table:table-row>
              <table:table-cell office:value-type="string">
                <text:p>饮料类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烟酒类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服装、鞋帽、针纺织品类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化妆品类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金银珠宝类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日用品类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家用电器和音像器材类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中西药品类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家具类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通讯器材类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建筑及装潢材料类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石油及制品类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汽车类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